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4" style:family="paragraph" style:parent-style-name="Standard">
      <style:paragraph-properties fo:margin-top="0in" fo:margin-bottom="0in" fo:line-height="100%" fo:text-align="start" style:justify-single-word="false"/>
      <style:text-properties fo:color="#3b3d40" fo:font-size="10.5pt" style:font-size-asian="10.5pt" style:font-size-complex="10.5pt"/>
    </style:style>
    <style:style style:name="P5"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6"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T3" style:family="text">
      <style:text-properties fo:font-variant="normal" fo:text-transform="none" fo:color="#000000" style:font-name="Georgia" fo:font-size="10.5pt" fo:letter-spacing="normal" fo:font-style="normal" fo:font-weight="bold" fo:background-color="transparent" style:font-size-asian="10.5pt" style:font-weight-asian="bold" style:font-size-complex="10.5pt" style:font-weight-complex="bold"/>
    </style:style>
    <style:style style:name="T4" style:family="text">
      <style:text-properties fo:font-variant="normal" fo:text-transform="none" fo:color="#000000" fo:letter-spacing="normal" fo:font-style="normal" fo:font-weight="normal" fo:background-color="transparent"/>
    </style:style>
    <style:style style:name="T5" style:family="text">
      <style:text-properties fo:font-variant="normal" fo:text-transform="none" fo:color="#000000" fo:letter-spacing="normal" fo:font-style="normal" fo:font-weight="bold" fo:background-color="transparent" style:font-weight-asian="bold" style:font-weight-complex="bold"/>
    </style:style>
    <style:style style:name="T6" style:family="text">
      <style:text-properties fo:font-variant="normal" fo:text-transform="none" fo:color="#000000" fo:letter-spacing="normal" fo:language="none" fo:country="none" fo:font-style="normal" style:text-underline-style="none" fo:font-weight="normal" fo:background-color="transparent" style:font-name-asian="Georgia" style:language-asian="none" style:country-asian="none" style:font-style-asian="normal" style:font-name-complex="Georgia" style:language-complex="none" style:country-complex="none" style:font-style-complex="normal"/>
    </style:style>
    <style:style style:name="T7" style:family="text">
      <style:text-properties fo:font-variant="normal" fo:text-transform="none" style:font-name="Georgia" fo:letter-spacing="normal" fo:font-style="normal" fo:font-weight="bold" style:font-weight-asian="bold" style:font-weight-complex="bold"/>
    </style:style>
    <style:style style:name="T8" style:family="text">
      <style:text-properties fo:font-variant="normal" fo:text-transform="none" style:font-name="Georgia" fo:letter-spacing="normal" fo:font-style="normal" fo:font-weight="normal"/>
    </style:style>
    <style:style style:name="T9"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0"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2" style:family="text">
      <style:text-properties fo:color="#000000" style:font-name="Georgia" fo:font-size="10.5pt" fo:language="none" fo:country="none" fo:font-style="normal" style:font-name-asian="Georgia" style:font-size-asian="10.5pt" style:language-asian="none" style:country-asian="none" style:font-style-asian="normal" style:font-name-complex="Georgia" style:font-size-complex="10.5pt" style:language-complex="none" style:country-complex="none" style:font-style-complex="normal"/>
    </style:style>
    <style:style style:name="T13"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4" style:family="text">
      <style:text-properties fo:language="none" fo:country="none" style:font-name-asian="Georgia" style:language-asian="none" style:country-asian="none" style:font-name-complex="Georgia" style:language-complex="none" style:country-complex="none"/>
    </style:style>
    <style:style style:name="T15"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ow to Become the Teacher's Pet</text:span></text:p>
      <text:p text:style-name="P1"><text:span text:style-name="T1">Read:</text:span> <text:span text:style-name="T6">John 20:2; 21:7 &amp; 20</text:span></text:p>
      <text:p text:style-name="P1"><text:span text:style-name="T1">Text:</text:span> <text:s/><text:span text:style-name="T6">John 21:7 “ Therefore that disciple whom Jesus loved...”</text:span></text:p>
      <text:p text:style-name="P4"><text:span text:style-name="T7">Introduction:</text:span><text:span text:style-name="T8"> <text:s/>A while ago we had a discussion, in our home, about parents who seem to favor one child above the other. We talked about which child, in our home, was the favorite. <text:s/>Then I pontificated about why it would seem that one child is favored above the others. It could be because that child causes less trouble than the others or that child may respond more quickly to directions of his or her parent. <text:s/>Perhaps they have a less aggressive temperament or they share the values of a particu-lar parent. <text:s/></text:span></text:p>
      <text:p text:style-name="P4"><text:span text:style-name="T8"><text:s text:c="2"/>Three times in the gospel of John; John is referred to as the disciple whom Jesus loved. <text:s/>Since John wrote the book <text:s/>is possible that he is biased. <text:s/>It is important to note that no one else in scriptures makes this claim. <text:s/>I found several reasons why John may have been considered the favorite of Jesus.</text:span></text:p>
      <text:p text:style-name="P6"><text:span text:style-name="T3">I. John followed Christ after hearing about Him for the very first time:</text:span><text:span text:style-name="T2"> In John 1 the chapter starts with John the Baptist talking. <text:s/>In verse 40 the name John begins referring to himself. <text:s/>He points out who Jesus is and takes his disciples and they begin following Him. <text:s/>John followed Christ as soon as he realized who He was. <text:s/>When Paul was being questioned by Felix, do you remember the response of Felix? <text:s/></text:span><text:span text:style-name="T10">Act 24:25 says: “... Felix trembled, and answered, Go thy way...when I have a con-venient season, I will call for thee.” <text:s/>Most of us didn't respond the first time that Jesus was revealed to us. <text:s/>As far as we can tell John did.</text:span></text:p>
      <text:p text:style-name="P5"><text:span text:style-name="T5">II. John leaned on Jesus' bosom.</text:span><text:span text:style-name="T4"> <text:s/>John 13:23 “</text:span><text:span text:style-name="T14">Now there was leaning on Jesus' bosom one of his disciples, whom Jesus loved.” <text:s/>In today's world some would be uncomfortable with the mental picture that this puts in our mind however this was a common expression of love and trust in the day that <text:s/>we are reading about. <text:s/>There was no 6 foot require-ment by the CDC <text:s/>and there was no implication of any untoward relation-ship here. It is simply a picture of one who shares a very close relation-ship with another. <text:s/>There was a time in this country when people could be far more expressive than </text:span><text:span text:style-name="T15">protocol</text:span><text:span text:style-name="T14"> allows in the day in which we live. <text:s/>Satan has taken so much from this world with his perversion of all that is good. <text:s text:c="2"/></text:span></text:p>
      <text:p text:style-name="P3"><text:span text:style-name="T1">III. John followed Jesus, from Gethsemane into the High Priest's palace.</text:span> John 18:15 <text:s/>It was a terrifying situation but this was the Lord whom John loved and he followed Him, knowing that it might lead to his own death. <text:s/>Peter came as far as the door but John stood side by side with Jesus. <text:s/>Many of us will proclaim that we are Christians in church but it is much harder in the workplace where our employment may be at risk. <text:s/>When persecution begins here in America (and it is coming) we will see who has the courage to stand with those who are facing prosecution. <text:s/>Perhaps John seemed more loved because he showed his love openly.</text:p>
      <text:p text:style-name="P6"><text:span text:style-name="T3">IV. John stood at the cross of Christ.</text:span><text:span text:style-name="T2"> John 19:26-27 <text:s/>“</text:span><text:span text:style-name="T9">When Jesus there-fore saw his mother, and the disciple standing by, whom he loved, he saith unto his mother, Woman, behold thy son! Then saith he to the disciple, Behold thy mother! And from that hour that disciple took her unto his own </text:span><text:span text:style-name="T11">home.</text:span></text:p>
      <text:p text:style-name="P6"><text:span text:style-name="T11"><text:s text:c="2"/></text:span><text:span text:style-name="T12">Where were Jesus biological brothers? <text:s/>The scripture says that He had brothers. <text:s/>They were not found when their brother is being crucified but John was there. <text:s/>They would have been excused for grieving at the cross (little risk for them) for they were relatives but John took a great risk being there. </text:span></text:p>
      <text:p text:style-name="P6"><text:span text:style-name="T3">V. John was the first to believe in the resurrection.</text:span><text:span text:style-name="T2"> John 20:8 “</text:span><text:span text:style-name="T13">Then went in also that other disciple, which came first to the sepulchre, and he saw, and believed.” Mary Magdalene had told them that the body had been taken and perhaps hidden. She was looking for a different grave site. John arrived at the tomb, looked inside, then came inside and instantly remembered what Christ had said and he believed that Jesus was risen. <text:s/>If you read it carefully; at that time, no one else remembered the promised resurrection but he did.</text:span></text:p>
      <text:p text:style-name="P3"><text:span text:style-name="T1">VI. John first recognized Jesus on the shore.</text:span> John 21:7 <text:s/>the disciples had wasted a night fishing for they had caught nothing. <text:s/>Jesus hollers from the shore asking them if they have caught anything; someone yells back a negative reply and He tells them they are fishing off of the wrong side of the boat. <text:s/>John recognizes Jesus while the others are so caught up in fishing that they fail to recognize who is speaking to them. <text:s/>There's nothing wrong with fishing as long as we don't forget the voice of Jesus while were fishing. <text:s/>I believe that we can be so caught up in what we are doing that we forget who we are doing it for. <text:s/>When we try to reach the community we need to be careful that we don't forget to give the salvation message. </text:p>
      <text:p text:style-name="P3"><text:span text:style-name="T1">VII. John followed Jesus without being specifically called.</text:span> John 21:20 <text:s/>Peter had been called out for service by Jesus and he immediately makes an issue of just what it is that John is expected to do. <text:s/>Jesus responds by pointing out that Peter needs to mind his own business and follow Him. <text:s/>John was already doing what Jesus required so no further instructions were necessary. <text:s/></text:p>
      <text:p text:style-name="P3"><text:span text:style-name="T1">Conclude:</text:span> Perhaps the reasons that one child seems to be more loved, in a family, <text:s/>is that they are doing the things that John was in regards to Jesus. <text:s/>Are we loving, obedient followers of our Fathers will? <text:s/>Are we unafraid to stand up and speak up for all that He has said? <text:s/>Are we able to differentiate the voice of God from the voice of our desire for comfort? <text:s/>Let's be like John and perhaps we will feel loved like John 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7</meta:editing-cycles>
    <meta:creation-date>2014-03-28T17:34:00</meta:creation-date>
    <dc:date>2021-01-31T19:28:34.76</dc:date>
    <meta:editing-duration>P11DT5H23M43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4" meta:word-count="1020" meta:character-count="56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